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automatic-styles>
    <style:style style:name="P1" style:family="paragraph" style:parent-style-name="Text_20_body">
      <style:text-properties fo:language="nl" fo:country="NL"/>
    </style:style>
    <style:style style:name="P2" style:family="paragraph" style:parent-style-name="Preformatted_20_Text">
      <style:paragraph-properties fo:margin-top="0cm" fo:margin-bottom="0.499cm"/>
    </style:style>
    <style:style style:name="P3" style:family="paragraph" style:parent-style-name="Heading_20_1" style:master-page-name="HTML"/>
    <style:style style:name="P4"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5"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6" style:family="paragraph" style:parent-style-name="Text_20_body" style:list-style-name="WW8Num9">
      <style:paragraph-properties fo:margin-left="0.748cm" fo:margin-right="0cm" fo:text-indent="0cm" style:auto-text-indent="false">
        <style:tab-stops>
          <style:tab-stop style:position="0.499cm"/>
        </style:tab-stops>
      </style:paragraph-properties>
      <style:text-properties fo:language="nl" fo:country="NL"/>
    </style:style>
    <style:style style:name="T1" style:family="text">
      <style:text-properties style:font-name="Arial2" fo:font-size="16.1000003814697pt" style:font-size-asian="16.1000003814697pt" style:font-size-complex="16.1000003814697pt"/>
    </style:style>
    <style:style style:name="T2" style:family="text">
      <style:text-properties style:font-name="Arial2" fo:language="nl" fo:country="NL"/>
    </style:style>
    <style:style style:name="T3" style:family="text">
      <style:text-properties fo:language="nl" fo:country="NL"/>
    </style:style>
    <style:style style:name="T4" style:family="text">
      <style:text-properties style:font-name="Courier New"/>
    </style:style>
    <style:style style:name="T5" style:family="text">
      <style:text-properties style:font-name="Courier New" fo:language="nl" fo:country="NL"/>
    </style:style>
    <style:style style:name="T6" style:family="text">
      <style:text-properties style:font-name="Courier New" fo:language="nl" fo:country="N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Bijlage A : </text:span><text:span text:style-name="T3">ClamWin uitvoeren vanaf CD of USB drive</text:span></text:h>
      <text:h text:style-name="Heading_20_3" text:outline-level="3">Inleiding</text:h>
      <text:p text:style-name="Text_20_body"><text:span text:style-name="T3">Deze tutorial toont hoe u een CD of USB drive kan voorzien van een kopie van </text:span><text:a xlink:type="simple" xlink:href="http://www.clamwin.com/"><text:span text:style-name="Internet_20_link"><text:span text:style-name="T3">ClamWin</text:span></text:span></text:a><text:span text:style-name="T3">, zodat u een Windows PC kunt scannen op virussen zonder ClamWin op de PC te installeren. <text:s/>Merk hierbij op dat de CD of USB drive niet bootable is, en dus enkel kan gebruikt worden op een werkend Windows systeem.</text:span></text:p>
      <text:p text:style-name="P1">Op de PC die gebruikt wordt om de CD of USB drive aan te maken moet ClamWin geïnstalleerd zijn, en deze moet natuurlijk ook bestanden en mappen kunnen copiëren op CD of USB drive.</text:p>
      <text:h text:style-name="Heading_20_3" text:outline-level="3">De gemakkelijke manier: Portable ClamWin</text:h>
      <text:p text:style-name="Text_20_body">Het makkelijkste kunt u de voor u gemaakt “draagbare” versie van ClamWin gebruiken, die u kan vinden op <text:a xlink:type="simple" xlink:href="http://portableapps.com/apps/utilities/clamwin_portable">http://portableapps.com/apps/utilities/clamwin_portable</text:a>. <text:s/></text:p>
      <text:p text:style-name="P1">Let wel: de personen die deze Portable ClamWin onderhouden zijn niet verbonden met het ClamWin team, en daarom kan het team u niet altijd helpen wanneer u problemen met deze versie ondervindt. <text:s/>Daarenboven kan het zijn dat ClamWin Portable één of meerdere versies achterloopt op de officiële ClamWin releases.</text:p>
      <text:h text:style-name="Heading_20_3" text:outline-level="3">Voorbereiding</text:h>
      <text:p text:style-name="P1">Begin met het installeren van de laatste beschikbare versie van ClamWin, en download ook de laatste virus database. <text:s/>Zie de ClamWin manual voor de details over hoe u dit kunt doen.</text:p>
      <text:p text:style-name="P1">Wanneer u een CD creëert, zult u daarna niet meer de virus database op de CD kunnen vernieuwen zonder een nieuwe CD te maken.</text:p>
      <text:h text:style-name="Heading_20_3" text:outline-level="3" text:is-list-header="true">Copiëer de mappen</text:h>
      <text:p text:style-name="P1">Creëer ergens een tijdelijke map op een makkelijke plaats op de harde schijf om de bestanden in op te slaan die naar de CD of USB drive moeten worden gekopieerd, bijvoorbeeld <text:span text:style-name="T4">C:\ClamWin-CD</text:span>.</text:p>
      <text:p text:style-name="P1">In deze map creëert u een map met de naam <text:span text:style-name="T4">ClamWin</text:span>.</text:p>
      <text:p text:style-name="Text_20_body"><text:span text:style-name="Teletype"><text:span text:style-name="T2">Kopieer de inhoud van de ClamWin programmamap (standaard </text:span></text:span><text:span text:style-name="T4">c:\Program Files\clamwin</text:span><text:span text:style-name="Teletype"><text:span text:style-name="T2">) naar deze </text:span></text:span><text:span text:style-name="Teletype"><text:span text:style-name="T5">ClamWin</text:span></text:span><text:span text:style-name="Teletype"><text:span text:style-name="T2"> map.</text:spa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P1">Creëer tevens mappen met de namen <text:span text:style-name="T4">log</text:span>, <text:span text:style-name="T4">db</text:span> en <text:span text:style-name="T4">quarantine</text:span> in <text:span text:style-name="T4">c:\ClamWin-CD\ClamWin.</text:span></text:p>
      <text:p text:style-name="Text_20_body"><text:span text:style-name="T3">Kopieer de ClamWin database bestanden (alle bestanden in de </text:span><text:span text:style-name="T5">db</text:span><text:span text:style-name="T3"> map) naar C:\ClamWin-CD\ClamWin\db. <text:s/>In Windows 2000/Xp staat deze ClamWin database map standaard op </text:span><text:span text:style-name="T4">c:\Documents and settings\USERNAME\.clamwin\db</text:span><text:span text:style-name="T3"> (USERNAME is daarbij uw login naam) of in </text:span><text:span text:style-name="T4">c:\documents and settings\All Users\.clamwin\db</text:span><text:span text:style-name="T3">.</text:span></text:p>
      <text:p text:style-name="Text_20_body"><text:span text:style-name="Teletype"><text:span text:style-name="T2">Kopieer de volgende tekst naar een tekstbestand met de naam </text:span></text:span><text:span text:style-name="Teletype"><text:span text:style-name="T5">C:\ClamWin-CD\ClamWin\bin\clamwin.conf</text:span></text:span><text:span text:style-name="Teletype"><text:span text:style-name="T2">:</text:span></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user = </text:p>
      <text:p text:style-name="Preformatted_20_Text"/>
      <text:p text:style-name="P1">U zou nu de volgende mappen moeten hebben :</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 text:is-list-header="true">Kopiëer de bestanden naar de CD/USB</text:h>
      <text:p text:style-name="Text_20_body"><text:span text:style-name="T3">U moet nu enkel de inhoud van de map </text:span><text:a xlink:type="simple" xlink:href="/C:/clamwin-cd"><text:span text:style-name="Internet_20_link"><text:span text:style-name="T3">c:\clamwin-cd</text:span></text:span></text:a><text:span text:style-name="T3"> kopiëren naar de CD of USB drive. <text:s/>Kopieer niet de map </text:span><text:a xlink:type="simple" xlink:href="/C:/ClamWin-CD"><text:span text:style-name="Internet_20_link"><text:span text:style-name="T3">c:\ClamWin-CD</text:span></text:span></text:a><text:span text:style-name="T3"> zelf, maar enkel de inhoud. <text:s/>Hoe dit precies moet gedaan worden hangt ervan af of u een CD of een USB drive gebruikt, en natuurlijk ook van welke software u gebruikt.</text:span></text:p>
      <text:h text:style-name="Heading_20_2" text:outline-level="2">Gebruik van de CD/USB</text:h>
      <text:p text:style-name="P1">Om deze cd of USB drive te gebruiken plaatst u deze in de PC die moet worden gescand. <text:s/>Voer ClamWin uit door te dubbelklikken op het bestand <text:span text:style-name="T4">ClamWin.exe</text:span> in de map <text:span text:style-name="T4">ClamWin\bin</text:span>.</text:p>
      <text:p text:style-name="P1">ClamWin zou normaal moeten werken, maar heeft in geval van een CD (die u enkel kunt lezen en niet kunt schrijven) de volgende beperkingen :</text:p>
      <text:list text:style-name="WW8Num9">
        <text:list-item>
          <text:p text:style-name="P4">Bestanden worden niet in quarantaine geplaatst</text:p>
        </text:list-item>
        <text:list-item>
          <text:p text:style-name="P4">Internet updates zullen niet werken</text:p>
        </text:list-item>
        <text:list-item>
          <text:p text:style-name="P6">De instellingen kunnen niet aangepast worden</text:p>
        </text:list-item>
      </text:list>
      <text:p text:style-name="P1">Deze beperkingen zijn niet van toepassing op een USB drive waarop u lees- en schrijfrechten he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1"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WW8Num9z0" style:family="text">
      <style:text-properties style:font-name="Symbol" fo:font-size="9pt"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lamWin CD/USB - HowTo</dc:title>
    <meta:creation-date>2005-05-31T10:21:42</meta:creation-date>
    <dc:creator>Peter Budts</dc:creator>
    <dc:date>2007-07-08T14:18:42</dc:date>
    <dc:language>en-GB</dc:language>
    <meta:editing-cycles>12</meta:editing-cycles>
    <meta:editing-duration>PT34M16S</meta:editing-duration>
    <meta:user-defined meta:name="Info 1"/>
    <meta:user-defined meta:name="Info 2"/>
    <meta:user-defined meta:name="Info 3"/>
    <meta:user-defined meta:name="Info 4"/>
    <meta:document-statistic meta:table-count="0" meta:image-count="0" meta:object-count="0" meta:page-count="3" meta:paragraph-count="82" meta:word-count="693" meta:character-count="4218"/>
  </office:meta>
</office:document-meta>
</file>